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4c0" officeooo:paragraph-rsid="000294c0"/>
    </style:style>
    <style:style style:name="P2" style:family="paragraph" style:parent-style-name="Standard">
      <style:text-properties officeooo:rsid="00032b2e" officeooo:paragraph-rsid="00032b2e"/>
    </style:style>
    <style:style style:name="T1" style:family="text">
      <style:text-properties officeooo:rsid="00032b2e"/>
    </style:style>
    <style:style style:name="T2" style:family="text">
      <style:text-properties officeooo:rsid="00044535"/>
    </style:style>
    <style:style style:name="T3" style:family="text">
      <style:text-properties officeooo:rsid="00054774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 application <text:span text:style-name="T2">T</text:span>ravelion est un carnet de voyage<text:span text:style-name="T2">s</text:span>.</text:p>
      <text:p text:style-name="P1">Notre application est <text:span text:style-name="T2">destinée </text:span><text:s/><text:span text:style-name="T2">aux</text:span> personnes <text:span text:style-name="T1">effectuant</text:span> des voyages, elles ont <text:span text:style-name="T2">en effet </text:span>la possibilité d’enregistrer <text:span text:style-name="T3">leurs</text:span> voyages , qu’ils soient passé<text:span text:style-name="T2">s</text:span>, en cours ou <text:span text:style-name="T2">à venir.</text:span></text:p>
      <text:p text:style-name="P2">Lors de l’enregistrement d’un voyage,<text:span text:style-name="T2">l</text:span>’utilisateur doit <text:span text:style-name="T2">inscrire le</text:span> nom <text:span text:style-name="T3">du voyage</text:span>, le lieu du voyage,une date de départ et de retour. <text:span text:style-name="T2">De plus, il est possible d’ajouter une</text:span> liste de « <text:span text:style-name="T4">To-do</text:span> », <text:span text:style-name="T2">afin d’</text:span> enregistrer des <text:span text:style-name="T3">éléments</text:span> à faire et ainsi les <text:span text:style-name="T2">consulter</text:span> plus tard <text:span text:style-name="T2">et évaluer l’</text:span> avancement dans cette liste.</text:p>
      <text:p text:style-name="P2">Une fois ce voyage enregistré sur la page principale de l’application , l’utilisateur peut <text:span text:style-name="T2">prendre connaissance d</text:span>es détails d<text:span text:style-name="T2">u</text:span> « voyage » <text:span text:style-name="T2">en </text:span>appuyant <text:span text:style-name="T2">sur le bouton associé.</text:span></text:p>
      <text:p text:style-name="P2">Un menu apparaît <text:span text:style-name="T2">dans lequel sont détaillées </text:span>les informations du voyage,<text:span text:style-name="T2">l’utilisateur</text:span> peut ajouter <text:span text:style-name="T2">également </text:span>un « souvenir » <text:span text:style-name="T2">au</text:span> voyage à l’aide d’un bouton <text:span text:style-name="T2">supplémentaire</text:span>.Dans ce « souvenir » <text:span text:style-name="T2">seront </text:span><text:s/>stocké<text:span text:style-name="T2">s</text:span> : <text:span text:style-name="T2">u</text:span>ne image, le titre du souvenir, une anecdote à propos de ce souvenir <text:span text:style-name="T2">et</text:span> la date de celui-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6:06:54.869097684</meta:creation-date>
    <dc:date>2018-03-25T16:47:23.538279116</dc:date>
    <meta:editing-duration>PT40M30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5" meta:word-count="166" meta:character-count="1013" meta:non-whitespace-character-count="850"/>
  </office:meta>
</office:document-meta>
</file>